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 style:list-style-name="L1">
      <style:paragraph-properties fo:text-align="justify" style:justify-single-word="false"/>
    </style:style>
    <style:style style:name="P3" style:family="paragraph" style:parent-style-name="Text_20_body" style:list-style-name="L2">
      <style:paragraph-properties fo:text-align="justify" style:justify-single-word="false"/>
    </style:style>
    <style:style style:name="P4" style:family="paragraph" style:parent-style-name="Text_20_body" style:list-style-name="L3">
      <style:paragraph-properties fo:text-align="justify" style:justify-single-word="false"/>
    </style:style>
    <style:style style:name="P5" style:family="paragraph" style:parent-style-name="Text_20_body" style:list-style-name="L4">
      <style:paragraph-properties fo:text-align="justify" style:justify-single-word="false"/>
    </style:style>
    <style:style style:name="P6" style:family="paragraph" style:parent-style-name="Text_20_body" style:list-style-name="L5">
      <style:paragraph-properties fo:text-align="justify" style:justify-single-word="false"/>
    </style:style>
    <style:style style:name="P7" style:family="paragraph" style:parent-style-name="Text_20_body" style:list-style-name="L6">
      <style:paragraph-properties fo:text-align="justify" style:justify-single-word="false"/>
    </style:style>
    <style:style style:name="P8" style:family="paragraph" style:parent-style-name="Text_20_body" style:list-style-name="L7">
      <style:paragraph-properties fo:text-align="justify" style:justify-single-word="false"/>
    </style:style>
    <style:style style:name="P9" style:family="paragraph" style:parent-style-name="Text_20_body" style:list-style-name="L8">
      <style:paragraph-properties fo:text-align="justify" style:justify-single-word="false"/>
    </style:style>
    <style:style style:name="P10" style:family="paragraph" style:parent-style-name="Text_20_body" style:list-style-name="L9">
      <style:paragraph-properties fo:text-align="justify" style:justify-single-word="false"/>
    </style:style>
    <style:style style:name="P11" style:family="paragraph" style:parent-style-name="Text_20_body" style:list-style-name="L10">
      <style:paragraph-properties fo:text-align="justify" style:justify-single-word="false"/>
    </style:style>
    <style:style style:name="P12" style:family="paragraph" style:parent-style-name="Text_20_body" style:list-style-name="L11">
      <style:paragraph-properties fo:text-align="justify" style:justify-single-word="false"/>
    </style:style>
    <style:style style:name="P13" style:family="paragraph" style:parent-style-name="Text_20_body" style:list-style-name="L12">
      <style:paragraph-properties fo:text-align="justify" style:justify-single-word="false"/>
    </style:style>
    <style:style style:name="P14" style:family="paragraph" style:parent-style-name="Text_20_body" style:list-style-name="L13">
      <style:paragraph-properties fo:text-align="justify" style:justify-single-word="false"/>
    </style:style>
    <style:style style:name="P15" style:family="paragraph" style:parent-style-name="Text_20_body" style:list-style-name="L14">
      <style:paragraph-properties fo:text-align="justify" style:justify-single-word="false"/>
    </style:style>
    <style:style style:name="P16" style:family="paragraph" style:parent-style-name="Text_20_body" style:list-style-name="L15">
      <style:paragraph-properties fo:text-align="justify" style:justify-single-word="false"/>
    </style:style>
    <style:style style:name="P17" style:family="paragraph" style:parent-style-name="Text_20_body" style:list-style-name="L16">
      <style:paragraph-properties fo:text-align="justify" style:justify-single-word="false"/>
    </style:style>
    <style:style style:name="P18" style:family="paragraph" style:parent-style-name="Text_20_body" style:list-style-name="L17">
      <style:paragraph-properties fo:text-align="justify" style:justify-single-word="false"/>
    </style:style>
    <style:style style:name="P19" style:family="paragraph" style:parent-style-name="Text_20_body" style:list-style-name="L18">
      <style:paragraph-properties fo:text-align="justify" style:justify-single-word="false"/>
    </style:style>
    <style:style style:name="P20" style:family="paragraph" style:parent-style-name="Text_20_body" style:list-style-name="L19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Preformatted_20_Text">
      <style:paragraph-properties fo:text-align="justify" style:justify-single-word="false"/>
    </style:style>
    <style:style style:name="P23" style:family="paragraph" style:parent-style-name="Preformatted_20_Text">
      <style:paragraph-properties fo:margin-top="0cm" fo:margin-bottom="0.499cm" loext:contextual-spacing="false" fo:text-align="justify" style:justify-single-word="false"/>
    </style:style>
    <style:style style:name="P24" style:family="paragraph" style:parent-style-name="Heading_20_1">
      <style:paragraph-properties fo:text-align="justify" style:justify-single-word="false"/>
    </style:style>
    <style:style style:name="P25" style:family="paragraph" style:parent-style-name="Horizontal_20_Line">
      <style:paragraph-properties fo:text-align="justify" style:justify-single-word="false"/>
    </style:style>
    <style:style style:name="P26" style:family="paragraph" style:parent-style-name="Heading_20_3">
      <style:paragraph-properties fo:text-align="justify" style:justify-single-word="false"/>
    </style:style>
    <style:style style:name="P27" style:family="paragraph" style:parent-style-name="Heading_20_2">
      <style:paragraph-properties fo:text-align="justify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ТЕХНИЧЕСКОЕ ЗАДАНИЕ НА ДИЗАЙН: РЕДАКТОР ВИКИ-СТРАНИЦ GRINDSTONE</text:h>
      <text:h text:style-name="P27" text:outline-level="2">ОБЩАЯ ИНФОРМАЦИЯ</text:h>
      <text:list xml:id="list1988146648" text:style-name="L1">
        <text:list-item>
          <text:p text:style-name="P2"><text:span text:style-name="Strong_20_Emphasis">Назначение:</text:span> Создание и редактирование вики-страниц в рамках проекта</text:p>
        </text:list-item>
        <text:list-item>
          <text:p text:style-name="P2"><text:span text:style-name="Strong_20_Emphasis">Контекст:</text:span> Открывается из страницы проекта во вкладке "Страницы"</text:p>
        </text:list-item>
        <text:list-item>
          <text:p text:style-name="P2"><text:span text:style-name="Strong_20_Emphasis">Тип:</text:span> Полноэкранный редактор с панелью навигации</text:p>
        </text:list-item>
        <text:list-item>
          <text:p text:style-name="P2"><text:span text:style-name="Strong_20_Emphasis">Адаптивность:</text:span> Полностью адаптивный интерфейс</text:p>
        </text:list-item>
      </text:list>
      <text:p text:style-name="P25"/>
      <text:h text:style-name="P27" text:outline-level="2">СТРУКТУРА СТРАНИЦЫ</text:h>
      <text:h text:style-name="P26" text:outline-level="3">1. НАВИГАЦИОННАЯ ПАНЕЛЬ (Слева)</text:h>
      <text:list xml:id="list3719523325" text:style-name="L2">
        <text:list-item>
          <text:p text:style-name="P3"><text:span text:style-name="Strong_20_Emphasis">Дерево страниц:</text:span> Иерархический список всех страниц проекта</text:p>
        </text:list-item>
        <text:list-item>
          <text:p text:style-name="P3"><text:span text:style-name="Strong_20_Emphasis">Поиск:</text:span> Поле быстрого поиска по страницам</text:p>
        </text:list-item>
        <text:list-item>
          <text:p text:style-name="P3"><text:span text:style-name="Strong_20_Emphasis">Кнопка создания:</text:span> "+ Новая страница" (создает страницу в текущей папке)</text:p>
        </text:list-item>
        <text:list-item>
          <text:p text:style-name="P3"><text:span text:style-name="Strong_20_Emphasis">Хлебные крошки:</text:span> Навигация по структуре папок</text:p>
        </text:list-item>
      </text:list>
      <text:h text:style-name="P26" text:outline-level="3">2. ПАНЕЛЬ ИНСТРУМЕНТОВ ФОРМАТИРОВАНИЯ</text:h>
      <text:p text:style-name="P1"><text:span text:style-name="Strong_20_Emphasis">Расположение:</text:span> Верхняя часть редактора (фиксированная при прокрутке)</text:p>
      <text:p text:style-name="P1"><text:span text:style-name="Strong_20_Emphasis">Элементы панели:</text:span></text:p>
      <text:p text:style-name="P1">text</text:p>
      <text:p text:style-name="P23">[Стили текста] [Форматирование] [Выравнивание] [Списки] [Дополнительно]</text:p>
      <text:p text:style-name="P1"><text:span text:style-name="Strong_20_Emphasis">Детальный состав панели:</text:span></text:p>
      <text:list xml:id="list3481866065" text:style-name="L3">
        <text:list-item>
          <text:p text:style-name="P4"><text:span text:style-name="Strong_20_Emphasis">Стили текста:</text:span></text:p>
          <text:list>
            <text:list-item>
              <text:p text:style-name="P4">Выпадающий список: Обычный текст, Заголовок 1, Заголовок 2, Заголовок 3</text:p>
            </text:list-item>
          </text:list>
        </text:list-item>
        <text:list-item>
          <text:p text:style-name="P4"><text:span text:style-name="Strong_20_Emphasis">Форматирование:</text:span></text:p>
          <text:list>
            <text:list-item>
              <text:p text:style-name="P4">Жирный (Ctrl+B)</text:p>
            </text:list-item>
            <text:list-item>
              <text:p text:style-name="P4">Курсив (Ctrl+I)</text:p>
            </text:list-item>
            <text:list-item>
              <text:p text:style-name="P4">Подчеркнутый</text:p>
            </text:list-item>
            <text:list-item>
              <text:p text:style-name="P4">Зачеркнутый</text:p>
            </text:list-item>
          </text:list>
        </text:list-item>
        <text:list-item>
          <text:p text:style-name="P4"><text:span text:style-name="Strong_20_Emphasis">Выравнивание:</text:span></text:p>
          <text:list>
            <text:list-item>
              <text:p text:style-name="P4"><text:soft-page-break/>По левому краю</text:p>
            </text:list-item>
            <text:list-item>
              <text:p text:style-name="P4">По центру</text:p>
            </text:list-item>
            <text:list-item>
              <text:p text:style-name="P4">По правому краю</text:p>
            </text:list-item>
          </text:list>
        </text:list-item>
        <text:list-item>
          <text:p text:style-name="P4"><text:span text:style-name="Strong_20_Emphasis">Списки:</text:span></text:p>
          <text:list>
            <text:list-item>
              <text:p text:style-name="P4">Маркированный список</text:p>
            </text:list-item>
            <text:list-item>
              <text:p text:style-name="P4">Нумерованный список</text:p>
            </text:list-item>
            <text:list-item>
              <text:p text:style-name="P4">Список задач (чек-лист)</text:p>
            </text:list-item>
          </text:list>
        </text:list-item>
        <text:list-item>
          <text:p text:style-name="P4"><text:span text:style-name="Strong_20_Emphasis">Дополнительно:</text:span></text:p>
          <text:list>
            <text:list-item>
              <text:p text:style-name="P4">Код (inline и block)</text:p>
            </text:list-item>
            <text:list-item>
              <text:p text:style-name="P4">Цитата</text:p>
            </text:list-item>
            <text:list-item>
              <text:p text:style-name="P4">Разделитель</text:p>
            </text:list-item>
            <text:list-item>
              <text:p text:style-name="P4">Ссылка (Ctrl+K)</text:p>
            </text:list-item>
            <text:list-item>
              <text:p text:style-name="P4">Комментарий</text:p>
            </text:list-item>
          </text:list>
        </text:list-item>
      </text:list>
      <text:h text:style-name="P26" text:outline-level="3">3. ОБЛАСТЬ РЕДАКТОРА</text:h>
      <text:p text:style-name="P1"><text:span text:style-name="Strong_20_Emphasis">Принцип работы:</text:span> Блочная модель (каждый элемент - отдельный блок)</text:p>
      <text:p text:style-name="P1"><text:span text:style-name="Strong_20_Emphasis">Типы блоков:</text:span></text:p>
      <text:list xml:id="list1432726252" text:style-name="L4">
        <text:list-item>
          <text:p text:style-name="P5"><text:span text:style-name="Strong_20_Emphasis">Текстовые блоки:</text:span> Параграф, заголовки разных уровней</text:p>
        </text:list-item>
        <text:list-item>
          <text:p text:style-name="P5"><text:span text:style-name="Strong_20_Emphasis">Списки:</text:span> Маркированные, нумерованные, чек-листы</text:p>
        </text:list-item>
        <text:list-item>
          <text:p text:style-name="P5"><text:span text:style-name="Strong_20_Emphasis">Медиа:</text:span> Изображения, видео, файлы</text:p>
        </text:list-item>
        <text:list-item>
          <text:p text:style-name="P5"><text:span text:style-name="Strong_20_Emphasis">Специальные:</text:span> Цитаты, код, таблицы, разделители</text:p>
        </text:list-item>
        <text:list-item>
          <text:p text:style-name="P5"><text:span text:style-name="Strong_20_Emphasis">Встраиваемое содержимое:</text:span> Ссылки (с превью), iframe</text:p>
        </text:list-item>
      </text:list>
      <text:p text:style-name="P1"><text:span text:style-name="Strong_20_Emphasis">Интерактивность блоков:</text:span></text:p>
      <text:list xml:id="list2630996256" text:style-name="L5">
        <text:list-item>
          <text:p text:style-name="P6">При наведении на блок появляется панель инструментов блока</text:p>
        </text:list-item>
        <text:list-item>
          <text:p text:style-name="P6">Возможность перетаскивания блоков для изменения порядка</text:p>
        </text:list-item>
        <text:list-item>
          <text:p text:style-name="P6">Кнопка "+" между блоками для добавления нового блока</text:p>
        </text:list-item>
        <text:list-item>
          <text:p text:style-name="P6">Меню форматирования при выделении текста</text:p>
        </text:list-item>
      </text:list>
      <text:h text:style-name="P26" text:outline-level="3">4. ПАНЕЛЬ ДЕЙСТВИЙ</text:h>
      <text:p text:style-name="P1"><text:span text:style-name="Strong_20_Emphasis">Расположение:</text:span> Верхний правый угол</text:p>
      <text:p text:style-name="P1"><text:span text:style-name="Strong_20_Emphasis">Элементы:</text:span></text:p>
      <text:list xml:id="list3937683764" text:style-name="L6">
        <text:list-item>
          <text:p text:style-name="P7"><text:span text:style-name="Strong_20_Emphasis">Кнопка "Сохранить":</text:span> Primary button, сохраняет изменения</text:p>
        </text:list-item>
        <text:list-item>
          <text:p text:style-name="P7"><text:span text:style-name="Strong_20_Emphasis">Кнопка "Отменить":</text:span> Secondary button, отменяет последнее изменение</text:p>
        </text:list-item>
        <text:list-item>
          <text:p text:style-name="P7"><text:soft-page-break/><text:span text:style-name="Strong_20_Emphasis">Меню дополнительных действий:</text:span> Иконка "⋮" с options:</text:p>
          <text:list>
            <text:list-item>
              <text:p text:style-name="P7">Экспорт (Markdown, PDF)</text:p>
            </text:list-item>
            <text:list-item>
              <text:p text:style-name="P7">История изменений</text:p>
            </text:list-item>
            <text:list-item>
              <text:p text:style-name="P7">Дублировать страницу</text:p>
            </text:list-item>
            <text:list-item>
              <text:p text:style-name="P7">Переименовать</text:p>
            </text:list-item>
            <text:list-item>
              <text:p text:style-name="P7">Удалить</text:p>
            </text:list-item>
          </text:list>
        </text:list-item>
      </text:list>
      <text:p text:style-name="P25"/>
      <text:h text:style-name="P27" text:outline-level="2">ДЕТАЛИЗАЦИЯ КОМПОНЕНТОВ</text:h>
      <text:h text:style-name="P26" text:outline-level="3">ПАНЕЛЬ ИНСТРУМЕНТОВ БЛОКА</text:h>
      <text:p text:style-name="P1">Появляется при наведении на блок слева от него:</text:p>
      <text:p text:style-name="P1">text</text:p>
      <text:p text:style-name="P23">[⋮] [↑] [↓] [⎘]</text:p>
      <text:list xml:id="list3314150832" text:style-name="L7">
        <text:list-item>
          <text:p text:style-name="P8"><text:span text:style-name="Strong_20_Emphasis">⋮</text:span> - Перетаскивание блока</text:p>
        </text:list-item>
        <text:list-item>
          <text:p text:style-name="P8"><text:span text:style-name="Strong_20_Emphasis">↑</text:span> - Переместить блок выше</text:p>
        </text:list-item>
        <text:list-item>
          <text:p text:style-name="P8"><text:span text:style-name="Strong_20_Emphasis">↓</text:span> - Переместить блок ниже</text:p>
        </text:list-item>
        <text:list-item>
          <text:p text:style-name="P8"><text:span text:style-name="Strong_20_Emphasis">⎘</text:span> - Дублировать блок</text:p>
        </text:list-item>
      </text:list>
      <text:h text:style-name="P26" text:outline-level="3">КОНТЕКСТНОЕ МЕНЮ ФОРМАТИРОВАНИЯ</text:h>
      <text:p text:style-name="P1">Появляется при выделении текста:</text:p>
      <text:p text:style-name="P1">text</text:p>
      <text:p text:style-name="P23">[Ж] [К] [Ч] [Ссылка] [Код]</text:p>
      <text:p text:style-name="P1">С быстрым доступом к основным операциям форматирования</text:p>
      <text:h text:style-name="P26" text:outline-level="3">МЕНЮ ДОБАВЛЕНИЯ БЛОКОВ</text:h>
      <text:p text:style-name="P1">Появляется при клике на "+" или вводе "/" в новом блоке:</text:p>
      <text:p text:style-name="P1">text</text:p>
      <text:p text:style-name="P22">Текст <text:s text:c="7"/>Медиа <text:s text:c="6"/>База данных</text:p>
      <text:p text:style-name="P22">• Заголовок <text:s/>• Изображение • Таблица</text:p>
      <text:p text:style-name="P22">• Параграф <text:s text:c="2"/>• Видео <text:s text:c="5"/>• Kanban</text:p>
      <text:p text:style-name="P22">• Список <text:s text:c="4"/>• Файл <text:s text:c="6"/>• Календарь</text:p>
      <text:p text:style-name="P23">• Цитата <text:s text:c="4"/>• Divider <text:s text:c="3"/>• Галлерея</text:p>
      <text:p text:style-name="P25"/>
      <text:h text:style-name="P27" text:outline-level="2"><text:soft-page-break/>ИНТЕРАКТИВНОСТЬ И АНИМАЦИИ</text:h>
      <text:h text:style-name="P26" text:outline-level="3">РЕЖИМЫ РЕДАКТОРА</text:h>
      <text:list xml:id="list685854093" text:style-name="L8">
        <text:list-item>
          <text:p text:style-name="P9"><text:span text:style-name="Strong_20_Emphasis">Режим редактирования:</text:span> Полный доступ ко всем функциям</text:p>
        </text:list-item>
        <text:list-item>
          <text:p text:style-name="P9"><text:span text:style-name="Strong_20_Emphasis">Режим просмотра:</text:span> Только чтение, скрыты все элементы управления</text:p>
        </text:list-item>
        <text:list-item>
          <text:p text:style-name="P9"><text:span text:style-name="Strong_20_Emphasis">Режим комментирования:</text:span> Возможность добавлять комментарии к блокам</text:p>
        </text:list-item>
      </text:list>
      <text:h text:style-name="P26" text:outline-level="3">АВТОСОХРАНЕНИЕ</text:h>
      <text:list xml:id="list453760769" text:style-name="L9">
        <text:list-item>
          <text:p text:style-name="P10">Индикатор статуса сохранения в нижнем правом углу</text:p>
        </text:list-item>
        <text:list-item>
          <text:p text:style-name="P10">"Сохранено" - зеленый значок ✓</text:p>
        </text:list-item>
        <text:list-item>
          <text:p text:style-name="P10">"Сохраняется..." - спиннер</text:p>
        </text:list-item>
        <text:list-item>
          <text:p text:style-name="P10">"Не сохранено" - красный значок ⚠️</text:p>
        </text:list-item>
      </text:list>
      <text:h text:style-name="P26" text:outline-level="3">ИСТОРИЯ ИЗМЕНЕНИЙ</text:h>
      <text:list xml:id="list3925360412" text:style-name="L10">
        <text:list-item>
          <text:p text:style-name="P11">Доступ через меню дополнительных действий</text:p>
        </text:list-item>
        <text:list-item>
          <text:p text:style-name="P11">Просмотр версий с возможностью восстановления</text:p>
        </text:list-item>
        <text:list-item>
          <text:p text:style-name="P11">Информация о том, кто и когда вносил изменения</text:p>
        </text:list-item>
      </text:list>
      <text:p text:style-name="P25"/>
      <text:h text:style-name="P27" text:outline-level="2">АДАПТИВНЫЙ ДИЗАЙН</text:h>
      <text:h text:style-name="P26" text:outline-level="3">DESKTOP (&gt;1024px)</text:h>
      <text:list xml:id="list1349677297" text:style-name="L11">
        <text:list-item>
          <text:p text:style-name="P12">Полноценный интерфейс со всеми панелями</text:p>
        </text:list-item>
        <text:list-item>
          <text:p text:style-name="P12">Навигационная панель слева (~280px)</text:p>
        </text:list-item>
        <text:list-item>
          <text:p text:style-name="P12">Основная область редактора занимает оставшееся пространство</text:p>
        </text:list-item>
      </text:list>
      <text:h text:style-name="P26" text:outline-level="3">TABLET (768px - 1024px)</text:h>
      <text:list xml:id="list2068878606" text:style-name="L12">
        <text:list-item>
          <text:p text:style-name="P13">Навигационная панель скрыта в выдвижное меню</text:p>
        </text:list-item>
        <text:list-item>
          <text:p text:style-name="P13">Упрощенная панель инструментов (только основные функции)</text:p>
        </text:list-item>
        <text:list-item>
          <text:p text:style-name="P13">Горизонтальная прокрутка для сложных таблиц</text:p>
        </text:list-item>
      </text:list>
      <text:h text:style-name="P26" text:outline-level="3">MOBILE (320px - 768px)</text:h>
      <text:list xml:id="list1611057126" text:style-name="L13">
        <text:list-item>
          <text:p text:style-name="P14">Полноэкранный режим редактирования</text:p>
        </text:list-item>
        <text:list-item>
          <text:p text:style-name="P14">Навигационная панель полностью скрыта</text:p>
        </text:list-item>
        <text:list-item>
          <text:p text:style-name="P14">Панель инструментов компактная, с выпадающими меню</text:p>
        </text:list-item>
        <text:list-item>
          <text:p text:style-name="P14">Вертикальное расположение всех элементов</text:p>
        </text:list-item>
      </text:list>
      <text:p text:style-name="P25"/>
      <text:h text:style-name="P27" text:outline-level="2"><text:soft-page-break/>ТЕМНАЯ ТЕМА</text:h>
      <text:h text:style-name="P26" text:outline-level="3">ОСОБЕННОСТИ</text:h>
      <text:list xml:id="list2322480832" text:style-name="L14">
        <text:list-item>
          <text:p text:style-name="P15">Фон редактора: #1F2937</text:p>
        </text:list-item>
        <text:list-item>
          <text:p text:style-name="P15">Цвет текста: #F9FAFB</text:p>
        </text:list-item>
        <text:list-item>
          <text:p text:style-name="P15">Цвет фона блоков: #374151 с легкой подсветкой</text:p>
        </text:list-item>
        <text:list-item>
          <text:p text:style-name="P15">Интерактивные элементы: акцентные цвета остаются яркими</text:p>
        </text:list-item>
      </text:list>
      <text:h text:style-name="P26" text:outline-level="3">ПАЛИТРА ДЛЯ КОДА</text:h>
      <text:list xml:id="list1856331089" text:style-name="L15">
        <text:list-item>
          <text:p text:style-name="P16">Синтаксическая подсветка адаптирована для темной темы</text:p>
        </text:list-item>
        <text:list-item>
          <text:p text:style-name="P16">Цвета подобраны для обеспечения контрастности</text:p>
        </text:list-item>
      </text:list>
      <text:p text:style-name="P25"/>
      <text:h text:style-name="P27" text:outline-level="2">ДОПОЛНИТЕЛЬНЫЕ ЭЛЕМЕНТЫ</text:h>
      <text:h text:style-name="P26" text:outline-level="3">КЛАВИАТУРНЫЕ СОКРАЩЕНИЯ</text:h>
      <text:list xml:id="list4108266920" text:style-name="L16">
        <text:list-item>
          <text:p text:style-name="P17">Ctrl+S / Cmd+S: Сохранить</text:p>
        </text:list-item>
        <text:list-item>
          <text:p text:style-name="P17">Ctrl+Z / Cmd+Z: Отменить</text:p>
        </text:list-item>
        <text:list-item>
          <text:p text:style-name="P17">Ctrl+Shift+Z / Cmd+Shift+Z: Вернуть</text:p>
        </text:list-item>
        <text:list-item>
          <text:p text:style-name="P17">Ctrl+B / Cmd+B: Жирный</text:p>
        </text:list-item>
        <text:list-item>
          <text:p text:style-name="P17">Ctrl+I / Cmd+I: Курсив</text:p>
        </text:list-item>
        <text:list-item>
          <text:p text:style-name="P17">Ctrl+K / Cmd+K: Вставить ссылку</text:p>
        </text:list-item>
        <text:list-item>
          <text:p text:style-name="P17">/: Открыть меню добавления блоков</text:p>
        </text:list-item>
      </text:list>
      <text:h text:style-name="P26" text:outline-level="3">КОЛЛАБОРАЦИЯ</text:h>
      <text:list xml:id="list1738131219" text:style-name="L17">
        <text:list-item>
          <text:p text:style-name="P18">Индикаторы присутствия других пользователей</text:p>
        </text:list-item>
        <text:list-item>
          <text:p text:style-name="P18">Подсветка блоков, которые редактируют другие участники</text:p>
        </text:list-item>
        <text:list-item>
          <text:p text:style-name="P18">Возможность комментирования конкретных блоков</text:p>
        </text:list-item>
      </text:list>
      <text:h text:style-name="P26" text:outline-level="3">ИМПОРТ/ЭКСПОРТ</text:h>
      <text:list xml:id="list4164803757" text:style-name="L18">
        <text:list-item>
          <text:p text:style-name="P19">Поддержка импорта из Markdown, Word</text:p>
        </text:list-item>
        <text:list-item>
          <text:p text:style-name="P19">Экспорт в PDF, Markdown, HTML</text:p>
        </text:list-item>
        <text:list-item>
          <text:p text:style-name="P19">Сохранение в облако или локально</text:p>
        </text:list-item>
      </text:list>
      <text:h text:style-name="P26" text:outline-level="3">ПУСТОЕ СОСТОЯНИЕ</text:h>
      <text:list xml:id="list3205286565" text:style-name="L19">
        <text:list-item>
          <text:p text:style-name="P20">При первом открытии: приветственный текст с подсказками</text:p>
        </text:list-item>
        <text:list-item>
          <text:p text:style-name="P20"><text:soft-page-break/>Кнопки быстрого создания различных типов блоков</text:p>
        </text:list-item>
        <text:list-item>
          <text:p text:style-name="P20">Примеры использования редактора</text:p>
        </text:list-item>
      </text:list>
      <text:p text:style-name="P1">Этот чертеж полностью определяет структуру и функциональность редактора вики-страниц. Следующим шагом будет создание макетов в Figma на основе этого технического задания.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06T09:59:32.130984267</meta:creation-date>
    <dc:date>2025-09-06T10:00:09.258870778</dc:date>
    <meta:editing-duration>PT38S</meta:editing-duration>
    <meta:editing-cycles>1</meta:editing-cycles>
    <meta:document-statistic meta:table-count="0" meta:image-count="0" meta:object-count="0" meta:page-count="6" meta:paragraph-count="144" meta:word-count="705" meta:character-count="4838" meta:non-whitespace-character-count="4331"/>
    <meta:generator>LibreOffice/6.0.7.3$Linux_x86 LibreOffice_project/00m0$Build-3</meta:generator>
  </office:meta>
</office:document-meta>
</file>